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text-properties fo:color="#000000" fo:font-family="Sans Serif" fo:font-size="12.000000000000000pt"/>
    </style:style>
    <style:style style:name="P2" style:family="paragraph">
      <style:paragraph-properties fo:text-align="center"/>
      <style:text-properties fo:color="#000000" fo:font-family="Sans Serif" fo:font-size="12.000000000000000pt"/>
    </style:style>
    <style:style style:name="gr1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3" style:family="graphic">
      <style:graphic-properties draw:fill="none" draw:marker-end="Arrow_20concave" draw:marker-end-center="false" draw:marker-end-width="10.204742088000000pt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133860232000000pt"/>
    </style:style>
    <style:style style:name="gr4" style:family="graphic">
      <style:graphic-properties draw:fill="none" draw:marker-end="Arrow_20concave" draw:marker-end-center="false" draw:marker-end-width="10.204742088000000pt" draw:stroke="dash" draw:stroke-dash="dash1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133860232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419.528285839999967pt" fo:page-width="595.276621799999930pt" style:print-orientation="landscape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rect draw:style-name="gr1" xml:id="shape-1" draw:id="shape-1" draw:layer="" svg:width="128.07170956769pt" svg:height="42.23232371736pt" svg:x="235.67686194687pt" svg:y="154.87925533326pt">
          <draw:glue-point draw:id="4" svg:x="0.50000000000pt" svg:y="0.50000000000pt" draw:align="center"/>
        </draw:rect>
        <draw:frame draw:style-name="gr2" xml:id="shape-2" draw:id="shape-2" draw:layer="" svg:width="160.78149174649pt" svg:height="15.50753862901pt" svg:x="221.81633478841pt" svg:y="227.47786300694pt">
          <draw:text-box>
            <text:p text:style-name="P1">Knowledge of the listener</text:p>
          </draw:text-box>
          <draw:glue-point draw:id="4" svg:x="0.50000000000pt" svg:y="0.50000000000pt" draw:align="center"/>
        </draw:frame>
        <draw:frame draw:style-name="gr2" xml:id="shape-3" draw:id="shape-3" draw:layer="" svg:width="137.84630461347pt" svg:height="26.35296999963pt" svg:x="42.51975870000pt" svg:y="155.90578190000pt">
          <draw:text-box>
            <text:p text:style-name="P1">Signal from speaker</text:p>
          </draw:text-box>
          <draw:glue-point draw:id="4" svg:x="0.50000000000pt" svg:y="0.50000000000pt" draw:align="center"/>
        </draw:frame>
        <draw:frame draw:style-name="gr2" xml:id="shape-4" draw:id="shape-4" draw:layer="" svg:width="75.68032410151pt" svg:height="28.99367625570pt" svg:x="261.03956023394pt" svg:y="160.28499276909pt">
          <draw:text-box>
            <text:p text:style-name="P2">Listener</text:p>
            <text:p text:style-name="P2">Perception</text:p>
          </draw:text-box>
          <draw:glue-point draw:id="4" svg:x="0.50000000000pt" svg:y="0.50000000000pt" draw:align="center"/>
        </draw:frame>
        <draw:frame draw:style-name="gr2" xml:id="shape-5" draw:id="shape-5" draw:layer="" svg:width="125.68339538287pt" svg:height="18.24436384590pt" svg:x="42.51975870000pt" svg:y="198.42554060000pt">
          <draw:text-box>
            <text:p text:style-name="P1">Environment noises</text:p>
          </draw:text-box>
          <draw:glue-point draw:id="4" svg:x="0.50000000000pt" svg:y="0.50000000000pt" draw:align="center"/>
        </draw:frame>
        <draw:path draw:style-name="gr3" xml:id="shape-6" draw:id="shape-6" draw:layer="" svg:width="64.38471427589pt" svg:height="0.00000000000pt" svg:x="170.07903480000pt" svg:y="168.33276245446pt" svg:viewBox="0 0 64 0" svg:d="M0 0L64.3847 0" calligra:nodeTypes="cc">
          <draw:glue-point draw:id="4" svg:x="0.50000000000pt" svg:y="0.50000000000pt" draw:align="center"/>
        </draw:path>
        <draw:path draw:style-name="gr3" xml:id="shape-7" draw:id="shape-7" draw:layer="" svg:width="65.11475189626pt" svg:height="13.96936851954pt" draw:transform="matrix(1.00000000000 0.00000000000 0.00000000000 -1.00000000000 170.07903480000pt 198.42554060000pt)" svg:viewBox="0 0 65 14" svg:d="M0 0L65.1148 13.9694" calligra:nodeTypes="cc">
          <draw:glue-point draw:id="4" svg:x="0.50000000000pt" svg:y="0.50000000000pt" draw:align="center"/>
        </draw:path>
        <draw:frame draw:style-name="gr2" xml:id="shape-8" draw:id="shape-8" draw:layer="" svg:width="133.78517593644pt" svg:height="16.48424489217pt" svg:x="410.93778703695pt" svg:y="167.02177351429pt">
          <draw:text-box>
            <text:p text:style-name="P1">Sentence understood</text:p>
          </draw:text-box>
          <draw:glue-point draw:id="4" svg:x="0.50000000000pt" svg:y="0.50000000000pt" draw:align="center"/>
        </draw:frame>
        <draw:path draw:style-name="gr3" xml:id="shape-9" draw:id="shape-9" draw:layer="" svg:width="41.21870000000pt" svg:height="0.00000000000pt" svg:x="363.74857151457pt" svg:y="175.15077071760pt" svg:viewBox="0 0 41 0" svg:d="M0 0L41.2187 0" calligra:nodeTypes="cc">
          <draw:glue-point draw:id="4" svg:x="0.50000000000pt" svg:y="0.50000000000pt" draw:align="center"/>
        </draw:path>
        <draw:path draw:style-name="gr4" xml:id="shape-10" draw:id="shape-10" draw:layer="" svg:width="0.00000000000pt" svg:height="28.38010000000pt" svg:x="298.79525763726pt" svg:y="198.29408411471pt" svg:viewBox="0 0 0 28" svg:d="M0 28.3801L0 0" calligra:nodeTypes="cc">
          <draw:glue-point draw:id="4" svg:x="0.50000000000pt" svg:y="0.50000000000pt" draw:align="center"/>
        </draw:path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draw:stroke-dash draw:name="dash1" draw:distance="2.267720464000000pt" draw:dots1="1" draw:dots1-length="4.535440928000000pt" draw:style="rect"/>
    <draw:marker draw:name="Arrow_20concave" draw:display-name="Arrow concave" svg:d="M1013 1491l118 89-567-1580-564 1580 114-85 136-68 148-46 161-17 161 13 153 46z" svg:viewBox="0 0 1131 1580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8</meta:editing-cycles>
    <dc:date>2019-10-08T16:02:59</dc:date>
    <meta:creation-date>2008-10-27T22:59:39</meta:creation-date>
    <dc:creator>Vincent ROGER</dc:creator>
    <meta:user-defined meta:name="email">Vincent.Roger@irit.fr</meta:user-defined>
  </office:meta>
</office:document-meta>
</file>